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2e28f4"/>
    </style:style>
    <style:style style:name="P2" style:family="paragraph" style:parent-style-name="Text_20_body">
      <style:text-properties officeooo:paragraph-rsid="002e28f4"/>
    </style:style>
    <style:style style:name="P3" style:family="paragraph" style:parent-style-name="Text_20_body">
      <style:text-properties officeooo:rsid="002fb669" officeooo:paragraph-rsid="002fb669"/>
    </style:style>
    <style:style style:name="P4" style:family="paragraph" style:parent-style-name="Text_20_body">
      <style:text-properties officeooo:paragraph-rsid="002fb669"/>
    </style:style>
    <style:style style:name="P5" style:family="paragraph" style:parent-style-name="Text_20_body">
      <style:text-properties officeooo:rsid="002c5ced" officeooo:paragraph-rsid="002c5ced"/>
    </style:style>
    <style:style style:name="P6" style:family="paragraph" style:parent-style-name="Heading_20_1" style:master-page-name="Right_20_Page">
      <style:paragraph-properties style:page-number="auto"/>
    </style:style>
    <style:style style:name="P7" style:family="paragraph" style:parent-style-name="Heading_20_3">
      <style:text-properties officeooo:paragraph-rsid="002fb669"/>
    </style:style>
    <style:style style:name="T1" style:family="text">
      <style:text-properties officeooo:rsid="002e28f4"/>
    </style:style>
    <style:style style:name="T2" style:family="text">
      <style:text-properties officeooo:rsid="002fb6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B</text:span>ésame Mucho</text:h>
      <text:p text:style-name="Heading_20_2">(Consuelo Velázquez)</text:p>
      <text:p text:style-name="P5">Capo <text:span text:style-name="T1">3</text:span></text:p>
      <text:p text:style-name="Heading_20_3">[INTRO]</text:p>
      <text:p text:style-name="P3">Am Dm Am Dm E7 Am Am Dm Am E7 Am</text:p>
      <text:p text:style-name="Heading_20_3">[VERSE 1]</text:p>
      <text:p text:style-name="Text_20_body">Am <text:s text:c="12"/>Dm</text:p>
      <text:p text:style-name="Text_20_body">Bésame, bésame mucho,</text:p>
      <text:p text:style-name="P1"><text:s text:c="9"/>Am <text:s text:c="7"/>Dm <text:s text:c="6"/>E7 <text:s text:c="4"/>Am</text:p>
      <text:p text:style-name="P1"><text:span text:style-name="T1">C</text:span>omo si fuera esta noche la última vez;</text:p>
      <text:p text:style-name="Text_20_body">Am <text:s text:c="12"/>Dm</text:p>
      <text:p text:style-name="Text_20_body">Bésame, bésame mucho</text:p>
      <text:p text:style-name="P1">Am <text:s text:c="16"/>E7 <text:s text:c="16"/>Am</text:p>
      <text:p text:style-name="P1"><text:span text:style-name="T1">Q</text:span>ue tengo miedo perderte, perderte después</text:p>
      <text:p text:style-name="Heading_20_3">[VERSE <text:span text:style-name="T1">2</text:span>]</text:p>
      <text:p text:style-name="P1">Am <text:s text:c="12"/>Dm</text:p>
      <text:p text:style-name="P1">Bésame, bésame mucho,</text:p>
      <text:p text:style-name="P1"><text:s text:c="9"/>Am <text:s text:c="7"/>Dm <text:s text:c="6"/>E7 <text:s text:c="4"/>Am</text:p>
      <text:p text:style-name="P1"><text:span text:style-name="T1">C</text:span>omo si fuera esta noche la última vez;</text:p>
      <text:p text:style-name="P1">Am <text:s text:c="12"/>Dm</text:p>
      <text:p text:style-name="P1">Bésame, bésame mucho</text:p>
      <text:p text:style-name="P1">Am <text:s text:c="16"/>E7 <text:s text:c="16"/>Am</text:p>
      <text:p text:style-name="P1"><text:span text:style-name="T1">Q</text:span>ue tengo miedo perderte, perderte después</text:p>
      <text:p text:style-name="Heading_20_3">[BRIDGE]</text:p>
      <text:p text:style-name="P4"><text:span text:style-name="T2">Dm <text:s text:c="17"/>Am</text:span></text:p>
      <text:p text:style-name="P3">Quiero sentirte muy cerca</text:p>
      <text:p text:style-name="P3"><text:s text:c="15"/>E7 <text:s text:c="16"/>Am</text:p>
      <text:p text:style-name="P3">Mirarme en tus ojos verte junto a mí</text:p>
      <text:p text:style-name="P3">Dm <text:s text:c="16"/>Am <text:s text:c="19"/>E7</text:p>
      <text:p text:style-name="P3">Piensa que tal vez mañana yo ya estare lejos,</text:p>
      <text:p text:style-name="P3"/>
      <text:p text:style-name="P4"><text:span text:style-name="T2">Muy lejos de ti</text:span></text:p>
      <text:p text:style-name="Heading_20_3"><text:soft-page-break/>[VERSE <text:span text:style-name="T1">3</text:span>]</text:p>
      <text:p text:style-name="P1">Am <text:s text:c="12"/>Dm</text:p>
      <text:p text:style-name="P1">Bésame, bésame mucho,</text:p>
      <text:p text:style-name="P1"><text:s text:c="9"/>Am <text:s text:c="7"/>Dm <text:s text:c="6"/>E7 <text:s text:c="4"/>Am</text:p>
      <text:p text:style-name="P1"><text:span text:style-name="T1">C</text:span>omo si fuera esta noche la última vez;</text:p>
      <text:p text:style-name="P1">Am <text:s text:c="12"/>Dm</text:p>
      <text:p text:style-name="P1">Bésame, bésame mucho</text:p>
      <text:p text:style-name="P1">Am <text:s text:c="16"/>E7 <text:s text:c="16"/>Am</text:p>
      <text:p text:style-name="P1"><text:span text:style-name="T1">Q</text:span>ue tengo miedo perderte, perderte después</text:p>
      <text:p text:style-name="P7">[INSTRUMENTAL]</text:p>
      <text:p text:style-name="P3">Am Dm Am Dm E7 Am Am Dm Am E7 Am</text:p>
      <text:p text:style-name="P7">[BRIDGE]</text:p>
      <text:p text:style-name="P4"><text:span text:style-name="T2">Dm <text:s text:c="17"/>Am</text:span></text:p>
      <text:p text:style-name="P3">Quiero sentirte muy cerca</text:p>
      <text:p text:style-name="P3"><text:s text:c="15"/>E7 <text:s text:c="16"/>Am</text:p>
      <text:p text:style-name="P3">Mirarme en tus ojos verte junto a mí</text:p>
      <text:p text:style-name="P3">Dm <text:s text:c="16"/>Am <text:s text:c="19"/>E7</text:p>
      <text:p text:style-name="P3">Piensa que tal vez mañana yo ya estare lejos,</text:p>
      <text:p text:style-name="P3"/>
      <text:p text:style-name="P4"><text:span text:style-name="T2">Muy lejos de ti</text:span></text:p>
      <text:p text:style-name="P7">[VERSE <text:span text:style-name="T2">4</text:span>]</text:p>
      <text:p text:style-name="P4">Am <text:s text:c="12"/>Dm</text:p>
      <text:p text:style-name="P4">Bésame, bésame mucho,</text:p>
      <text:p text:style-name="P4"><text:s text:c="9"/>Am <text:s text:c="7"/>Dm <text:s text:c="6"/>E7 <text:s text:c="4"/>Am</text:p>
      <text:p text:style-name="P4"><text:span text:style-name="T1">C</text:span>omo si fuera esta noche la última vez;</text:p>
      <text:p text:style-name="P4">Am <text:s text:c="12"/>Dm</text:p>
      <text:p text:style-name="P4">Bésame, bésame mucho</text:p>
      <text:p text:style-name="P4">Am <text:s text:c="16"/>E7 <text:s text:c="16"/>Am</text:p>
      <text:p text:style-name="P4"><text:span text:style-name="T1">Q</text:span>ue tengo miedo perderte, perderte después</text:p>
      <text:p text:style-name="Heading_20_3">[OUTRO]</text:p>
      <text:p text:style-name="P3">Am Dm Am Dm E7 Am Am Dm Am E7 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1M45S</meta:editing-duration>
    <meta:editing-cycles>33</meta:editing-cycles>
    <meta:generator>LibreOffice/5.2.7.2$Linux_X86_64 LibreOffice_project/20m0$Build-2</meta:generator>
    <dc:title>Lyrics + Chords</dc:title>
    <dc:date>2018-05-12T16:28:15.942549595</dc:date>
    <meta:print-date>2017-04-03T12:23:29.985893000</meta:print-date>
    <meta:document-statistic meta:table-count="0" meta:image-count="0" meta:object-count="0" meta:page-count="2" meta:paragraph-count="61" meta:word-count="240" meta:character-count="1590" meta:non-whitespace-character-count="91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